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9a70" officeooo:paragraph-rsid="00169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INFORMÁTICOS</text:p>
      <text:p text:style-name="P1">Ojalá de tiempo a bina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4:44.842464495</meta:creation-date>
    <dc:date>2025-09-17T20:27:06.556888021</dc:date>
    <meta:editing-duration>PT5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7" meta:character-count="47" meta:non-whitespace-character-count="42"/>
  </office:meta>
</office:document-meta>
</file>